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rTransformer.InvokerTransformer( String metho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kerTransformer.transform( Object in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vokerTransformer.InvokerTransformer( String methodName , Class [ ] paramTypes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vokerTransformer.getInstance( String metho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vokerTransformer.getInstance( String methodName , Class [ ] paramTypes , Object [ ] arg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